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DejaVu Serif" fo:font-size="11pt" fo:language="en" fo:country="US" officeooo:paragraph-rsid="001d5497" style:font-size-asian="11pt" style:language-asian="zxx" style:country-asian="none" style:font-name-complex="DejaVu Serif" style:font-size-complex="11pt" style:language-complex="zxx" style:country-complex="none"/>
    </style:style>
    <style:style style:name="P2" style:family="paragraph" style:parent-style-name="Standard">
      <style:text-properties style:font-name="DejaVu Serif" fo:font-size="11pt" fo:language="en" fo:country="US" officeooo:paragraph-rsid="001eb184" style:font-size-asian="11pt" style:language-asian="zxx" style:country-asian="none" style:font-name-complex="DejaVu Serif" style:font-size-complex="11pt" style:language-complex="zxx" style:country-complex="none"/>
    </style:style>
    <style:style style:name="P3" style:family="paragraph" style:parent-style-name="Standard">
      <style:paragraph-properties fo:text-align="justify" style:justify-single-word="false"/>
      <style:text-properties style:font-name="DejaVu Serif" fo:font-size="11pt" fo:language="en" fo:country="US" officeooo:rsid="001d5497" officeooo:paragraph-rsid="00204340" style:font-size-asian="11pt" style:language-asian="zxx" style:country-asian="none" style:font-name-complex="DejaVu Serif" style:font-size-complex="11pt" style:language-complex="zxx" style:country-complex="none"/>
    </style:style>
    <style:style style:name="P4" style:family="paragraph" style:parent-style-name="Standard">
      <style:text-properties style:font-name="DejaVu Serif" fo:font-size="11pt" fo:language="en" fo:country="US" fo:font-weight="normal" officeooo:rsid="0020b381" officeooo:paragraph-rsid="00204340" style:font-size-asian="11pt" style:language-asian="zxx" style:country-asian="none" style:font-weight-asian="normal" style:font-name-complex="DejaVu Serif" style:font-size-complex="11pt" style:language-complex="zxx" style:country-complex="none" style:font-weight-complex="normal"/>
    </style:style>
    <style:style style:name="P5" style:family="paragraph" style:parent-style-name="Standard">
      <style:text-properties style:font-name="DejaVu Serif" fo:font-size="11pt" fo:language="en" fo:country="US" fo:font-weight="normal" officeooo:rsid="0021b54d"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6" style:family="paragraph" style:parent-style-name="Standard">
      <style:text-properties style:font-name="DejaVu Serif" fo:font-size="11pt" fo:language="en" fo:country="US" style:text-underline-style="none" fo:font-weight="normal" officeooo:rsid="00221fd0"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7" style:family="paragraph" style:parent-style-name="Standard">
      <style:text-properties style:font-name="DejaVu Serif" fo:font-size="11pt" fo:language="en" fo:country="US" style:text-underline-style="none" fo:font-weight="normal" officeooo:rsid="00221fd0"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8"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9" style:family="paragraph" style:parent-style-name="Standard">
      <style:paragraph-properties fo:text-align="center" style:justify-single-word="false"/>
      <style:text-properties fo:color="#800000" style:font-name="Trebuchet MS" fo:font-size="18pt" fo:language="en" fo:country="US" style:text-underline-style="solid" style:text-underline-width="auto" style:text-underline-color="font-color" fo:font-weight="bold" officeooo:paragraph-rsid="001d5497" style:font-size-asian="18pt" style:language-asian="zxx" style:country-asian="none" style:font-weight-asian="bold" style:font-name-complex="DejaVu Serif" style:font-size-complex="18pt" style:language-complex="zxx" style:country-complex="none" style:font-weight-complex="bold"/>
    </style:style>
    <style:style style:name="P10" style:family="paragraph" style:parent-style-name="Standard">
      <style:paragraph-properties fo:text-align="start" style:justify-single-word="false"/>
      <style:text-properties style:use-window-font-color="true" style:font-name="DejaVu Serif" fo:font-size="11pt" fo:language="en" fo:country="US" officeooo:paragraph-rsid="00218f26" style:font-size-asian="11pt" style:language-asian="zxx" style:country-asian="none" style:font-name-complex="DejaVu Serif" style:font-size-complex="11pt" style:language-complex="zxx" style:country-complex="none"/>
    </style:style>
    <style:style style:name="P11"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paragraph-rsid="00218f26"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paragraph-rsid="0028c997"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13" style:family="paragraph" style:parent-style-name="Standard">
      <style:paragraph-properties fo:text-align="justify" style:justify-single-word="false"/>
      <style:text-properties style:use-window-font-color="true" style:font-name="DejaVu Serif" fo:font-size="11pt" fo:language="en" fo:country="US" fo:font-style="normal" style:text-underline-style="none" fo:font-weight="normal"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use-window-font-color="true" style:font-name="Consolas" fo:font-size="10pt" fo:language="en" fo:country="US" fo:font-style="normal" style:text-underline-style="none" fo:font-weight="normal" officeooo:paragraph-rsid="00297412"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15" style:family="paragraph" style:parent-style-name="Standard">
      <style:paragraph-properties fo:text-align="center" style:justify-single-word="false"/>
      <style:text-properties style:font-name="Trebuchet MS" fo:font-size="13pt" fo:language="en" fo:country="US" style:text-underline-style="solid" style:text-underline-width="auto" style:text-underline-color="font-color" fo:font-weight="bold" officeooo:rsid="0021b54d" officeooo:paragraph-rsid="0021b54d" style:font-size-asian="13pt" style:language-asian="zxx" style:country-asian="none" style:font-weight-asian="bold" style:font-name-complex="DejaVu Serif" style:font-size-complex="13pt" style:language-complex="zxx" style:country-complex="none" style:font-weight-complex="bold"/>
    </style:style>
    <style:style style:name="P16" style:family="paragraph" style:parent-style-name="Standard">
      <style:paragraph-properties fo:margin-top="0in" fo:margin-bottom="0in" style:contextual-spacing="false"/>
      <style:text-properties fo:color="#646464" style:font-name="Consolas" fo:font-size="10pt" officeooo:paragraph-rsid="00218f26" style:font-name-asian="Consolas1" style:font-size-asian="10pt" style:font-name-complex="Consolas1" style:font-size-complex="10pt"/>
    </style:style>
    <style:style style:name="P17" style:family="paragraph" style:parent-style-name="Text_20_body">
      <style:paragraph-properties fo:margin-top="0in" fo:margin-bottom="0in" style:contextual-spacing="false"/>
      <style:text-properties fo:color="#000000" style:font-name="DejaVu Serif" fo:font-size="11pt" fo:language="en" fo:country="US" fo:font-weight="normal" officeooo:rsid="0020b381" officeooo:paragraph-rsid="00218f26" style:font-size-asian="11pt" style:language-asian="zxx" style:country-asian="none" style:font-weight-asian="normal" style:font-name-complex="DejaVu Serif" style:font-size-complex="11pt" style:language-complex="zxx" style:country-complex="none" style:font-weight-complex="normal"/>
    </style:style>
    <style:style style:name="P18"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officeooo:paragraph-rsid="00218f26" style:font-size-asian="11pt" style:language-asian="zxx" style:country-asian="none" style:font-size-complex="11pt" style:language-complex="zxx" style:country-complex="none"/>
    </style:style>
    <style:style style:name="P19"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officeooo:rsid="00934e8b" officeooo:paragraph-rsid="00218f26" style:font-size-asian="11pt" style:language-asian="zxx" style:country-asian="none" style:font-size-complex="11pt" style:language-complex="zxx" style:country-complex="none"/>
    </style:style>
    <style:style style:name="P20" style:family="paragraph" style:parent-style-name="Text_20_body">
      <style:paragraph-properties fo:margin-top="0in" fo:margin-bottom="0in" style:contextual-spacing="false"/>
      <style:text-properties fo:color="#000000" style:font-name="DejaVu Serif" fo:font-size="11pt" fo:language="en" fo:country="US" officeooo:paragraph-rsid="00218f26" style:font-size-asian="11pt" style:language-asian="zxx" style:country-asian="none" style:font-size-complex="11pt" style:language-complex="zxx" style:country-complex="none"/>
    </style:style>
    <style:style style:name="P21"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style:text-underline-style="none" officeooo:paragraph-rsid="00218f26" style:font-size-asian="11pt" style:language-asian="zxx" style:country-asian="none" style:font-size-complex="11pt" style:language-complex="zxx" style:country-complex="none"/>
    </style:style>
    <style:style style:name="P22" style:family="paragraph" style:parent-style-name="Text_20_body">
      <style:paragraph-properties fo:margin-top="0in" fo:margin-bottom="0in" style:contextual-spacing="false"/>
      <style:text-properties fo:color="#000000" style:font-name="DejaVu Serif" fo:font-size="11pt" fo:language="en" fo:country="US" style:text-underline-style="none" officeooo:paragraph-rsid="00218f26" style:font-size-asian="11pt" style:language-asian="zxx" style:country-asian="none" style:font-size-complex="11pt" style:language-complex="zxx" style:country-complex="none"/>
    </style:style>
    <style:style style:name="P23" style:family="paragraph" style:parent-style-name="Text_20_body">
      <style:paragraph-properties fo:margin-top="0in" fo:margin-bottom="0in" style:contextual-spacing="false"/>
      <style:text-properties fo:color="#000000" style:font-name="DejaVu Serif" fo:font-size="11pt" officeooo:paragraph-rsid="00218f26" style:font-size-asian="11pt" style:font-size-complex="11pt"/>
    </style:style>
    <style:style style:name="P24" style:family="paragraph" style:parent-style-name="Text_20_body">
      <style:paragraph-properties fo:margin-top="0in" fo:margin-bottom="0in" style:contextual-spacing="false"/>
      <style:text-properties fo:color="#000000" style:font-name="Consolas" fo:font-size="10pt" officeooo:paragraph-rsid="00218f26" style:font-size-asian="10pt" style:font-size-complex="10pt"/>
    </style:style>
    <style:style style:name="P25" style:family="paragraph" style:parent-style-name="Text_20_body">
      <style:paragraph-properties fo:margin-top="0in" fo:margin-bottom="0in" style:contextual-spacing="false"/>
      <style:text-properties fo:color="#000000" style:font-name="Consolas" officeooo:paragraph-rsid="00218f26"/>
    </style:style>
    <style:style style:name="P26" style:family="paragraph" style:parent-style-name="Text_20_body">
      <style:paragraph-properties fo:margin-top="0in" fo:margin-bottom="0in" style:contextual-spacing="false"/>
      <style:text-properties style:font-name="Consolas" fo:font-size="10pt" officeooo:paragraph-rsid="00218f26" style:font-size-asian="10pt" style:font-size-complex="10pt"/>
    </style:style>
    <style:style style:name="P27" style:family="paragraph" style:parent-style-name="Text_20_body">
      <style:paragraph-properties fo:margin-top="0in" fo:margin-bottom="0in" style:contextual-spacing="false"/>
      <style:text-properties fo:color="#646464" style:font-name="Consolas" fo:font-size="10pt" officeooo:paragraph-rsid="00218f26" style:font-size-asian="10pt" style:font-size-complex="10pt"/>
    </style:style>
    <style:style style:name="P28" style:family="paragraph" style:parent-style-name="Text_20_body">
      <style:paragraph-properties fo:margin-top="0in" fo:margin-bottom="0in" style:contextual-spacing="false" fo:text-align="justify" style:justify-single-word="false"/>
      <style:text-properties officeooo:paragraph-rsid="00218f26"/>
    </style:style>
    <style:style style:name="P29" style:family="paragraph" style:parent-style-name="Text_20_body">
      <style:paragraph-properties fo:margin-top="0in" fo:margin-bottom="0in" style:contextual-spacing="false" fo:text-align="justify" style:justify-single-word="false"/>
      <style:text-properties fo:language="en" fo:country="US" officeooo:paragraph-rsid="00218f26" style:language-asian="zxx" style:country-asian="none"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218f26" style:font-name-asian="Consolas1" style:font-size-asian="10pt" style:font-name-complex="Consolas1"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218f26" style:font-name-asian="Consolas1" style:font-size-asian="10pt" style:font-name-complex="Consolas1" style:font-size-complex="10pt"/>
    </style:style>
    <style:style style:name="P32"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officeooo:paragraph-rsid="00218f26" style:font-size-asian="11pt" style:font-size-complex="11pt"/>
    </style:style>
    <style:style style:name="P33"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officeooo:paragraph-rsid="00218f26" style:font-size-asian="11pt" style:font-size-complex="11pt"/>
    </style:style>
    <style:style style:name="P34" style:family="paragraph" style:parent-style-name="Text_20_body">
      <style:paragraph-properties fo:margin-left="0in" fo:margin-right="0in" fo:line-height="115%" fo:text-indent="0in" style:auto-text-indent="false"/>
      <style:text-properties fo:color="#000000" style:font-name="DejaVu Serif" fo:font-size="11pt" fo:language="en" fo:country="US" officeooo:paragraph-rsid="00218f26" style:font-size-asian="11pt" style:font-size-complex="11pt"/>
    </style:style>
    <style:style style:name="P35" style:family="paragraph" style:parent-style-name="Text_20_body">
      <style:paragraph-properties fo:margin-left="0in" fo:margin-right="0in" fo:text-indent="0in" style:auto-text-indent="false"/>
      <style:text-properties fo:color="#000000" style:font-name="DejaVu Serif" fo:font-size="11pt" officeooo:paragraph-rsid="00218f26" style:font-size-asian="11pt" style:font-size-complex="11pt"/>
    </style:style>
    <style:style style:name="P36" style:family="paragraph" style:parent-style-name="Text_20_body">
      <style:paragraph-properties fo:margin-left="0in" fo:margin-right="0in" fo:text-indent="0in" style:auto-text-indent="false"/>
      <style:text-properties fo:color="#000000" style:font-name="DejaVu Serif" officeooo:paragraph-rsid="00218f26"/>
    </style:style>
    <style:style style:name="P37" style:family="paragraph" style:parent-style-name="Text_20_body">
      <style:paragraph-properties fo:margin-left="0in" fo:margin-right="0in" fo:line-height="115%" fo:text-indent="0in" style:auto-text-indent="false"/>
      <style:text-properties fo:color="#000000" style:font-name="Consolas" fo:font-size="10pt" officeooo:paragraph-rsid="00218f26" style:font-size-asian="10pt" style:font-size-complex="10pt"/>
    </style:style>
    <style:style style:name="P38" style:family="paragraph" style:parent-style-name="Text_20_body">
      <style:paragraph-properties fo:margin-left="0in" fo:margin-right="0in" fo:text-indent="0in" style:auto-text-indent="false"/>
      <style:text-properties fo:color="#000000" style:font-name="Consolas" fo:font-size="10pt" officeooo:paragraph-rsid="00218f26" style:font-size-asian="10pt" style:font-size-complex="10pt"/>
    </style:style>
    <style:style style:name="P39" style:family="paragraph" style:parent-style-name="Text_20_body">
      <style:paragraph-properties fo:margin-left="0in" fo:margin-right="0in" fo:line-height="115%" fo:text-indent="0in" style:auto-text-indent="false"/>
      <style:text-properties fo:color="#000000" style:font-name="Consolas" fo:font-size="10pt" fo:language="en" fo:country="US" officeooo:paragraph-rsid="00218f26" style:font-size-asian="10pt" style:font-size-complex="10pt"/>
    </style:style>
    <style:style style:name="P40" style:family="paragraph" style:parent-style-name="Text_20_body">
      <style:paragraph-properties fo:margin-left="0in" fo:margin-right="0in" fo:text-align="justify" style:justify-single-word="false" fo:text-indent="0in" style:auto-text-indent="false"/>
      <style:text-properties officeooo:paragraph-rsid="00218f26"/>
    </style:style>
    <style:style style:name="P41" style:family="paragraph" style:parent-style-name="Text_20_body">
      <style:paragraph-properties fo:margin-left="0in" fo:margin-right="0in" fo:text-align="justify" style:justify-single-word="false" fo:text-indent="0in" style:auto-text-indent="false"/>
      <style:text-properties style:font-name="DejaVu Serif" fo:font-size="11pt" officeooo:paragraph-rsid="00218f26" style:font-size-asian="11pt" style:font-size-complex="11pt"/>
    </style:style>
    <style:style style:name="P42" style:family="paragraph" style:parent-style-name="Text_20_body">
      <style:paragraph-properties fo:margin-left="0in" fo:margin-right="0in" fo:line-height="115%" fo:text-align="justify" style:justify-single-word="false" fo:text-indent="0in" style:auto-text-indent="false"/>
      <style:text-properties style:font-name="DejaVu Serif" fo:font-size="11pt" officeooo:paragraph-rsid="00218f26" style:font-size-asian="11pt" style:font-size-complex="11pt"/>
    </style:style>
    <style:style style:name="P43" style:family="paragraph" style:parent-style-name="Text_20_body">
      <style:paragraph-properties fo:margin-left="0in" fo:margin-right="0in" fo:text-indent="0in" style:auto-text-indent="false"/>
      <style:text-properties style:font-name="DejaVu Serif" fo:font-size="11pt" officeooo:paragraph-rsid="00218f26" style:font-size-asian="11pt" style:font-size-complex="11pt"/>
    </style:style>
    <style:style style:name="P44" style:family="paragraph" style:parent-style-name="Text_20_body">
      <style:paragraph-properties fo:margin-left="0in" fo:margin-right="0in" fo:line-height="115%" fo:text-align="justify" style:justify-single-word="false" fo:text-indent="0in" style:auto-text-indent="false"/>
      <style:text-properties officeooo:paragraph-rsid="00218f26"/>
    </style:style>
    <style:style style:name="P45" style:family="paragraph" style:parent-style-name="Text_20_body">
      <style:paragraph-properties fo:margin-left="0in" fo:margin-right="0in" fo:line-height="115%" fo:text-indent="0in" style:auto-text-indent="false"/>
      <style:text-properties fo:font-size="11pt" officeooo:paragraph-rsid="00218f26" style:font-size-asian="11pt" style:font-size-complex="11pt"/>
    </style:style>
    <style:style style:name="P46" style:family="paragraph" style:parent-style-name="Text_20_body">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218f26" style:font-size-asian="11pt" style:language-asian="zxx" style:country-asian="none" style:font-weight-asian="bold" style:font-name-complex="DejaVu Serif" style:font-size-complex="11pt" style:language-complex="zxx" style:country-complex="none" style:font-weight-complex="bold"/>
    </style:style>
    <style:style style:name="P47" style:family="paragraph" style:parent-style-name="Text_20_body">
      <style:paragraph-properties fo:margin-left="0in" fo:margin-right="0in" fo:line-height="115%" fo:text-indent="0in" style:auto-text-indent="false"/>
      <style:text-properties style:font-name="Consolas" fo:font-size="10pt" officeooo:paragraph-rsid="00218f26" style:font-size-asian="10pt" style:font-size-complex="10pt"/>
    </style:style>
    <style:style style:name="P48" style:family="paragraph" style:parent-style-name="Text_20_body">
      <style:paragraph-properties fo:margin-left="0in" fo:margin-right="0in" fo:text-indent="0in" style:auto-text-indent="false"/>
      <style:text-properties style:font-name="Consolas" fo:font-size="10pt" officeooo:paragraph-rsid="00218f26" style:font-size-asian="10pt" style:font-size-complex="10pt"/>
    </style:style>
    <style:style style:name="P49" style:family="paragraph" style:parent-style-name="Text_20_body">
      <style:text-properties fo:color="#000000" style:font-name="DejaVu Serif" fo:font-size="11pt" fo:language="en" fo:country="US" officeooo:paragraph-rsid="00218f26" style:font-size-asian="11pt" style:font-size-complex="11pt"/>
    </style:style>
    <style:style style:name="P50" style:family="paragraph" style:parent-style-name="Text_20_body">
      <style:paragraph-properties fo:line-height="115%"/>
      <style:text-properties fo:color="#000000" style:font-name="Consolas" fo:font-size="10pt" officeooo:paragraph-rsid="00218f26" style:font-size-asian="10pt" style:font-size-complex="10pt"/>
    </style:style>
    <style:style style:name="P51" style:family="paragraph" style:parent-style-name="Text_20_body">
      <style:text-properties fo:color="#000000" style:font-name="Consolas" fo:font-size="10pt" officeooo:paragraph-rsid="00218f26" style:font-size-asian="10pt" style:font-size-complex="10pt"/>
    </style:style>
    <style:style style:name="P52" style:family="paragraph" style:parent-style-name="Text_20_body">
      <style:paragraph-properties fo:line-height="115%"/>
      <style:text-properties style:font-name="Consolas" fo:font-size="10pt" officeooo:paragraph-rsid="00218f26" style:font-size-asian="10pt" style:font-size-complex="10pt"/>
    </style:style>
    <style:style style:name="P53" style:family="paragraph" style:parent-style-name="Text_20_body">
      <style:text-properties fo:font-size="11pt" officeooo:paragraph-rsid="00218f26" style:font-size-asian="11pt" style:font-size-complex="11pt"/>
    </style:style>
    <style:style style:name="P54" style:family="paragraph" style:parent-style-name="Text_20_body">
      <style:paragraph-properties fo:margin-left="0in" fo:margin-right="0in" fo:line-height="115%" fo:text-indent="0.4917in" style:auto-text-indent="false"/>
      <style:text-properties style:font-name="Consolas" fo:font-size="10pt" officeooo:paragraph-rsid="00218f26" style:font-size-asian="10pt" style:font-size-complex="10pt"/>
    </style:style>
    <style:style style:name="P55"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paragraph-rsid="002d8cb6" style:font-size-asian="10pt" style:language-asian="zxx" style:country-asian="none" style:font-weight-asian="normal" style:font-name-complex="DejaVu Serif" style:font-size-complex="10pt" style:language-complex="zxx" style:country-complex="none" style:font-weight-complex="normal"/>
    </style:style>
    <style:style style:name="P56" style:family="paragraph" style:parent-style-name="Standard">
      <style:paragraph-properties fo:text-align="justify" style:justify-single-word="false"/>
      <style:text-properties style:font-name="DejaVu Serif" fo:font-size="11pt" fo:language="en" fo:country="US" style:text-underline-style="none" fo:font-weight="normal" officeooo:rsid="00221fd0"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57" style:family="paragraph" style:parent-style-name="Standard">
      <style:text-properties style:font-name="DejaVu Serif" fo:font-size="11pt" fo:language="en" fo:country="US" style:text-underline-style="none" fo:font-weight="normal" officeooo:rsid="00221fd0"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58" style:family="paragraph" style:parent-style-name="Standard">
      <style:paragraph-properties fo:text-align="justify" style:justify-single-word="false"/>
      <style:text-properties style:font-name="DejaVu Serif" fo:font-size="11pt" fo:language="en" fo:country="US" style:text-underline-style="none" fo:font-weight="normal" officeooo:rsid="002d8cb6" officeooo:paragraph-rsid="002d8cb6" style:font-size-asian="11pt" style:language-asian="zxx" style:country-asian="none" style:font-weight-asian="normal" style:font-name-complex="DejaVu Serif" style:font-size-complex="11pt" style:language-complex="zxx" style:country-complex="none" style:font-weight-complex="normal"/>
    </style:style>
    <style:style style:name="P59" style:family="paragraph" style:parent-style-name="Standard">
      <style:text-properties style:font-name="DejaVu Serif" fo:font-size="11pt" fo:language="en" fo:country="US" style:text-underline-style="none" fo:font-weight="normal" officeooo:rsid="002e7952"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60"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6c835" style:font-size-asian="11pt" style:language-asian="zxx" style:country-asian="none" style:font-weight-asian="normal" style:font-name-complex="DejaVu Serif" style:font-size-complex="11pt" style:language-complex="zxx" style:country-complex="none" style:font-weight-complex="normal"/>
    </style:style>
    <style:style style:name="P61"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7706f" style:font-size-asian="11pt" style:language-asian="zxx" style:country-asian="none" style:font-weight-asian="normal" style:font-name-complex="DejaVu Serif" style:font-size-complex="11pt" style:language-complex="zxx" style:country-complex="none" style:font-weight-complex="normal"/>
    </style:style>
    <style:style style:name="P62"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7c2c2" style:font-size-asian="11pt" style:language-asian="zxx" style:country-asian="none" style:font-weight-asian="normal" style:font-name-complex="DejaVu Serif" style:font-size-complex="11pt" style:language-complex="zxx" style:country-complex="none" style:font-weight-complex="normal"/>
    </style:style>
    <style:style style:name="P63"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86921" style:font-size-asian="11pt" style:language-asian="zxx" style:country-asian="none" style:font-weight-asian="normal" style:font-name-complex="DejaVu Serif" style:font-size-complex="11pt" style:language-complex="zxx" style:country-complex="none" style:font-weight-complex="normal"/>
    </style:style>
    <style:style style:name="P64"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cfc11" style:font-size-asian="11pt" style:language-asian="zxx" style:country-asian="none" style:font-weight-asian="normal" style:font-name-complex="DejaVu Serif" style:font-size-complex="11pt" style:language-complex="zxx" style:country-complex="none" style:font-weight-complex="normal"/>
    </style:style>
    <style:style style:name="P65" style:family="paragraph" style:parent-style-name="Standard" style:list-style-name="L3">
      <style:paragraph-properties fo:text-align="start" style:justify-single-word="false"/>
      <style:text-properties style:font-name="DejaVu Serif" fo:font-size="11pt" fo:language="en" fo:country="US" officeooo:paragraph-rsid="00218f26" style:font-size-asian="11pt" style:font-name-complex="DejaVu Serif" style:font-size-complex="11pt"/>
    </style:style>
    <style:style style:name="P66" style:family="paragraph" style:parent-style-name="Standard" style:list-style-name="L3">
      <style:paragraph-properties fo:text-align="justify" style:justify-single-word="false"/>
      <style:text-properties style:font-name="DejaVu Serif" fo:font-size="11pt" fo:language="en" fo:country="US" officeooo:paragraph-rsid="00218f26" style:font-size-asian="11pt" style:font-name-complex="DejaVu Serif" style:font-size-complex="11pt"/>
    </style:style>
    <style:style style:name="P67"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rsid="002762bc"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rsid="0028c997"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rsid="0028c997" officeooo:paragraph-rsid="00297412"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paragraph-rsid="00218f26"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rsid="0029ef3e" officeooo:paragraph-rsid="0029ef3e"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72" style:family="paragraph" style:parent-style-name="Standard">
      <style:paragraph-properties fo:text-align="center" style:justify-single-word="false"/>
      <style:text-properties style:font-name="Trebuchet MS" fo:font-size="13pt" fo:language="en" fo:country="US" style:text-underline-style="solid" style:text-underline-width="auto" style:text-underline-color="font-color" fo:font-weight="bold" officeooo:paragraph-rsid="00218f26" style:font-size-asian="13pt" style:language-asian="zxx" style:country-asian="none" style:font-weight-asian="bold" style:font-name-complex="DejaVu Serif" style:font-size-complex="13pt" style:language-complex="zxx" style:country-complex="none" style:font-weight-complex="bold"/>
    </style:style>
    <style:style style:name="P73" style:family="paragraph" style:parent-style-name="Standard">
      <style:paragraph-properties fo:text-align="justify" style:justify-single-word="false" fo:padding="0.05in" fo:border="0.06pt solid #666666" style:shadow="none"/>
      <style:text-properties fo:color="#333333" style:font-name="Consolas" fo:font-size="10pt" fo:language="en" fo:country="US" fo:font-style="italic" style:text-underline-style="none" fo:font-weight="normal" officeooo:rsid="002d8cb6" officeooo:paragraph-rsid="002d8cb6"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4"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d8cb6" officeooo:paragraph-rsid="002d8cb6" style:font-size-asian="10pt" style:language-asian="zxx" style:country-asian="none" style:font-weight-asian="normal" style:font-name-complex="DejaVu Serif" style:font-size-complex="10pt" style:language-complex="zxx" style:country-complex="none" style:font-weight-complex="normal"/>
    </style:style>
    <style:style style:name="P75"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86921" style:font-size-asian="10pt" style:language-asian="zxx" style:country-asian="none" style:font-weight-asian="normal" style:font-name-complex="DejaVu Serif" style:font-size-complex="10pt" style:language-complex="zxx" style:country-complex="none" style:font-weight-complex="normal"/>
    </style:style>
    <style:style style:name="P76"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8e888" style:font-size-asian="10pt" style:language-asian="zxx" style:country-asian="none" style:font-weight-asian="normal" style:font-name-complex="DejaVu Serif" style:font-size-complex="10pt" style:language-complex="zxx" style:country-complex="none" style:font-weight-complex="normal"/>
    </style:style>
    <style:style style:name="P77"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98606" style:font-size-asian="10pt" style:language-asian="zxx" style:country-asian="none" style:font-weight-asian="normal" style:font-name-complex="DejaVu Serif" style:font-size-complex="10pt" style:language-complex="zxx" style:country-complex="none" style:font-weight-complex="normal"/>
    </style:style>
    <style:style style:name="P78"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cfc11" style:font-size-asian="10pt" style:language-asian="zxx" style:country-asian="none" style:font-weight-asian="normal" style:font-name-complex="DejaVu Serif" style:font-size-complex="10pt" style:language-complex="zxx" style:country-complex="none" style:font-weight-complex="normal"/>
    </style:style>
    <style:style style:name="P79"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de3e8" style:font-size-asian="10pt" style:language-asian="zxx" style:country-asian="none" style:font-weight-asian="normal" style:font-name-complex="DejaVu Serif" style:font-size-complex="10pt" style:language-complex="zxx" style:country-complex="none" style:font-weight-complex="normal"/>
    </style:style>
    <style:style style:name="P80"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f07e9" style:font-size-asian="10pt" style:language-asian="zxx" style:country-asian="none" style:font-weight-asian="normal" style:font-name-complex="DejaVu Serif" style:font-size-complex="10pt" style:language-complex="zxx" style:country-complex="none" style:font-weight-complex="normal"/>
    </style:style>
    <style:style style:name="P81" style:family="paragraph" style:parent-style-name="Standard">
      <style:paragraph-properties fo:text-align="justify" style:justify-single-word="false" fo:padding="0.05in" fo:border="0.06pt solid #666666" style:shadow="none"/>
      <style:text-properties style:font-name="Consolas" fo:font-size="10pt" fo:language="en" fo:country="US" style:text-underline-style="none" fo:font-weight="normal" officeooo:paragraph-rsid="00386921" style:font-size-asian="10pt" style:language-asian="zxx" style:country-asian="none" style:font-weight-asian="normal" style:font-name-complex="DejaVu Serif" style:font-size-complex="10pt" style:language-complex="zxx" style:country-complex="none" style:font-weight-complex="normal"/>
    </style:style>
    <style:style style:name="P82" style:family="paragraph" style:parent-style-name="Standard" style:list-style-name="L1">
      <style:paragraph-properties fo:margin-left="0.5in" fo:margin-right="0in" fo:margin-top="0in" fo:margin-bottom="0.05in" style:contextual-spacing="false" fo:line-height="100%" fo:text-indent="-0.25in" style:auto-text-indent="true">
        <style:tab-stops/>
      </style:paragraph-properties>
      <style:text-properties style:font-name="DejaVu Serif" fo:font-size="11pt" fo:language="en" fo:country="US" style:text-underline-style="none" fo:font-weight="normal"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83" style:family="paragraph" style:parent-style-name="Standard" style:list-style-name="L1">
      <style:paragraph-properties fo:margin-left="0.5in" fo:margin-right="0in" fo:margin-top="0in" fo:margin-bottom="0.05in" style:contextual-spacing="false" fo:line-height="100%" fo:text-align="justify" style:justify-single-word="false" fo:text-indent="-0.25in" style:auto-text-indent="true">
        <style:tab-stops/>
      </style:paragraph-properties>
      <style:text-properties style:font-name="DejaVu Serif" fo:font-size="11pt" fo:language="en" fo:country="US" style:text-underline-style="none" fo:font-weight="normal"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84" style:family="paragraph" style:parent-style-name="Standard" style:list-style-name="L2">
      <style:paragraph-properties fo:margin-top="0in" fo:margin-bottom="0.05in" style:contextual-spacing="false" fo:text-align="start" style:justify-single-word="false"/>
      <style:text-properties style:use-window-font-color="true" style:font-name="DejaVu Serif" fo:font-size="11pt" fo:language="en" fo:country="US" fo:font-style="normal" style:text-underline-style="none" fo:font-weight="normal" officeooo:paragraph-rsid="0029ef3e"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85" style:family="paragraph" style:parent-style-name="Standard" style:list-style-name="L2">
      <style:paragraph-properties fo:margin-top="0in" fo:margin-bottom="0.05in" style:contextual-spacing="false" fo:text-align="justify" style:justify-single-word="false"/>
      <style:text-properties style:font-name="DejaVu Serif" fo:font-size="11pt" officeooo:paragraph-rsid="0029ef3e" style:font-size-asian="11pt" style:font-size-complex="11pt"/>
    </style:style>
    <style:style style:name="P86" style:family="paragraph" style:parent-style-name="Standard" style:list-style-name="L3">
      <style:paragraph-properties fo:margin-top="0in" fo:margin-bottom="0.05in" style:contextual-spacing="false" fo:text-align="justify" style:justify-single-word="false"/>
      <style:text-properties style:font-name="DejaVu Serif" fo:font-size="11pt" fo:language="en" fo:country="US" officeooo:paragraph-rsid="00218f26" style:font-size-asian="11pt" style:font-name-complex="DejaVu Serif" style:font-size-complex="11pt"/>
    </style:style>
    <style:style style:name="P87" style:family="paragraph" style:parent-style-name="Text_20_body" style:list-style-name="L6">
      <style:text-properties fo:color="#000000" style:font-name="DejaVu Serif" fo:font-size="11pt" fo:language="en" fo:country="US" officeooo:paragraph-rsid="00218f26" style:font-size-asian="11pt" style:language-asian="zxx" style:country-asian="none" style:font-size-complex="11pt" style:language-complex="zxx" style:country-complex="none"/>
    </style:style>
    <style:style style:name="P88" style:family="paragraph" style:parent-style-name="Text_20_body" style:list-style-name="L4">
      <style:paragraph-properties fo:margin-left="0in" fo:margin-right="0in" fo:margin-top="0in" fo:margin-bottom="0in" style:contextual-spacing="false" fo:text-indent="0in" style:auto-text-indent="false"/>
      <style:text-properties fo:color="#000000" style:font-name="DejaVu Serif" fo:font-size="11pt" officeooo:paragraph-rsid="00218f26" style:font-size-asian="11pt" style:font-size-complex="11pt"/>
    </style:style>
    <style:style style:name="P89" style:family="paragraph" style:parent-style-name="Text_20_body" style:list-style-name="L5">
      <style:paragraph-properties fo:margin-left="0in" fo:margin-right="0in" fo:line-height="115%" fo:text-align="start" style:justify-single-word="false" fo:text-indent="0in" style:auto-text-indent="false" fo:break-before="page"/>
      <style:text-properties style:font-name="Trebuchet MS" fo:font-size="12pt" fo:language="en" fo:country="US" style:text-underline-style="solid" style:text-underline-width="auto" style:text-underline-color="font-color" fo:font-weight="bold" officeooo:paragraph-rsid="00218f26" style:font-size-asian="12pt" style:language-asian="zxx" style:country-asian="none" style:font-weight-asian="bold" style:font-name-complex="DejaVu Serif" style:font-size-complex="12pt" style:language-complex="zxx" style:country-complex="none" style:font-weight-complex="bold"/>
    </style:style>
    <style:style style:name="P90" style:family="paragraph" style:parent-style-name="Text_20_body" style:list-style-name="L5">
      <style:paragraph-properties fo:margin-left="0in" fo:margin-right="0in" fo:line-height="115%" fo:text-align="start" style:justify-single-word="false" fo:text-indent="0in" style:auto-text-indent="false"/>
      <style:text-properties style:font-name="Trebuchet MS" fo:font-size="12pt" fo:language="en" fo:country="US" style:text-underline-style="solid" style:text-underline-width="auto" style:text-underline-color="font-color" fo:font-weight="bold" officeooo:paragraph-rsid="00218f26" style:font-size-asian="12pt" style:language-asian="zxx" style:country-asian="none" style:font-weight-asian="bold" style:font-name-complex="DejaVu Serif" style:font-size-complex="12pt" style:language-complex="zxx" style:country-complex="none" style:font-weight-complex="bold"/>
    </style:style>
    <style:style style:name="P91" style:family="paragraph" style:parent-style-name="Text_20_body" style:list-style-name="L6">
      <style:paragraph-properties fo:margin-top="0in" fo:margin-bottom="0in" style:contextual-spacing="false"/>
      <style:text-properties fo:color="#000000" style:font-name="DejaVu Serif" fo:font-size="11pt" fo:language="en" fo:country="US" officeooo:paragraph-rsid="00218f26" style:font-size-asian="11pt" style:language-asian="zxx" style:country-asian="none" style:font-size-complex="11pt" style:language-complex="zxx" style:country-complex="none"/>
    </style:style>
    <style:style style:name="T1" style:family="text">
      <style:text-properties officeooo:rsid="001d5497"/>
    </style:style>
    <style:style style:name="T2" style:family="text">
      <style:text-properties officeooo:rsid="001eb184"/>
    </style:style>
    <style:style style:name="T3" style:family="text">
      <style:text-properties fo:font-weight="bold" style:font-weight-asian="bold" style:font-weight-complex="bold"/>
    </style:style>
    <style:style style:name="T4" style:family="text">
      <style:text-properties fo:font-weight="bold" officeooo:rsid="001eb184" style:font-weight-asian="bold" style:font-weight-complex="bold"/>
    </style:style>
    <style:style style:name="T5" style:family="text">
      <style:text-properties fo:font-weight="bold" officeooo:rsid="00204340" style:font-weight-asian="bold" style:font-weight-complex="bold"/>
    </style:style>
    <style:style style:name="T6" style:family="text">
      <style:text-properties fo:font-weight="bold" officeooo:rsid="0028c997" style:font-weight-asian="bold" style:font-weight-complex="bold"/>
    </style:style>
    <style:style style:name="T7" style:family="text">
      <style:text-properties fo:font-weight="bold" officeooo:rsid="00297412" style:font-weight-asian="bold" style:font-weight-complex="bold"/>
    </style:style>
    <style:style style:name="T8" style:family="text">
      <style:text-properties fo:font-weight="bold" officeooo:rsid="0029ef3e" style:font-weight-asian="bold" style:font-weight-complex="bold"/>
    </style:style>
    <style:style style:name="T9" style:family="text">
      <style:text-properties fo:font-weight="bold" officeooo:rsid="00221fd0" style:font-weight-asian="bold" style:font-weight-complex="bold"/>
    </style:style>
    <style:style style:name="T10" style:family="text">
      <style:text-properties fo:font-weight="bold" officeooo:rsid="0036c835" style:font-weight-asian="bold" style:font-weight-complex="bold"/>
    </style:style>
    <style:style style:name="T11" style:family="text">
      <style:text-properties fo:font-weight="bold" officeooo:rsid="0037c2c2" style:font-weight-asian="bold" style:font-weight-complex="bold"/>
    </style:style>
    <style:style style:name="T12" style:family="text">
      <style:text-properties fo:font-weight="bold" officeooo:rsid="00386921" style:font-weight-asian="bold" style:font-weight-complex="bold"/>
    </style:style>
    <style:style style:name="T13" style:family="text">
      <style:text-properties officeooo:rsid="00204340"/>
    </style:style>
    <style:style style:name="T14" style:family="text">
      <style:text-properties fo:font-weight="normal" officeooo:rsid="001eb184" style:font-weight-asian="normal" style:font-weight-complex="normal"/>
    </style:style>
    <style:style style:name="T15" style:family="text">
      <style:text-properties fo:font-weight="normal" officeooo:rsid="0020b381" style:font-weight-asian="normal" style:font-weight-complex="normal"/>
    </style:style>
    <style:style style:name="T16" style:family="text">
      <style:text-properties style:font-name="Trebuchet MS" fo:font-size="12pt" style:text-underline-style="solid" style:text-underline-width="auto" style:text-underline-color="font-color" fo:font-weight="bold" style:font-size-asian="12pt" style:font-weight-asian="bold" style:font-size-complex="12pt" style:font-weight-complex="bold"/>
    </style:style>
    <style:style style:name="T17" style:family="text">
      <style:text-properties fo:font-style="italic" style:font-style-asian="italic" style:font-style-complex="italic"/>
    </style:style>
    <style:style style:name="T18" style:family="text">
      <style:text-properties fo:font-style="italic" officeooo:rsid="00297412" style:font-style-asian="italic" style:font-style-complex="italic"/>
    </style:style>
    <style:style style:name="T19" style:family="text">
      <style:text-properties fo:font-style="italic" officeooo:rsid="0029bdbe" style:font-style-asian="italic" style:font-style-complex="italic"/>
    </style:style>
    <style:style style:name="T20" style:family="text">
      <style:text-properties fo:font-style="italic" officeooo:rsid="002d8cb6" style:font-style-asian="italic" style:font-style-complex="italic"/>
    </style:style>
    <style:style style:name="T21" style:family="text">
      <style:text-properties fo:font-style="italic" officeooo:rsid="00362b0b" style:font-style-asian="italic" style:font-style-complex="italic"/>
    </style:style>
    <style:style style:name="T22" style:family="text">
      <style:text-properties fo:font-style="italic" officeooo:rsid="0096d8e2" style:font-style-asian="italic" style:font-name-complex="DejaVu Serif" style:font-style-complex="italic"/>
    </style:style>
    <style:style style:name="T23" style:family="text">
      <style:text-properties fo:font-style="italic" officeooo:rsid="007a8e38" style:font-style-asian="italic" style:font-name-complex="DejaVu Serif" style:font-style-complex="italic"/>
    </style:style>
    <style:style style:name="T24" style:family="text">
      <style:text-properties fo:font-style="italic" style:text-underline-style="none" officeooo:rsid="009596be" style:font-style-asian="italic" style:font-style-complex="italic"/>
    </style:style>
    <style:style style:name="T25" style:family="text">
      <style:text-properties fo:color="#000000"/>
    </style:style>
    <style:style style:name="T26" style:family="text">
      <style:text-properties fo:color="#000000" style:font-name="DejaVu Serif"/>
    </style:style>
    <style:style style:name="T27" style:family="text">
      <style:text-properties fo:color="#000000" style:font-name="DejaVu Serif" fo:font-size="11pt" fo:language="en" fo:country="US" style:font-size-asian="11pt" style:font-size-complex="11pt"/>
    </style:style>
    <style:style style:name="T28"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29" style:family="text">
      <style:text-properties fo:color="#000000" style:font-name="DejaVu Serif" fo:font-size="11pt" fo:language="en" fo:country="US" officeooo:rsid="002c4dd3" style:font-size-asian="11pt" style:language-asian="zxx" style:country-asian="none" style:font-size-complex="11pt" style:language-complex="zxx" style:country-complex="none"/>
    </style:style>
    <style:style style:name="T30" style:family="text">
      <style:text-properties fo:color="#000000" style:font-name="DejaVu Serif" fo:font-size="11pt" style:font-size-asian="11pt" style:font-size-complex="11pt"/>
    </style:style>
    <style:style style:name="T31" style:family="text">
      <style:text-properties fo:color="#000000" style:font-name="DejaVu Serif" officeooo:rsid="004b52ed"/>
    </style:style>
    <style:style style:name="T32" style:family="text">
      <style:text-properties fo:color="#000000" fo:language="en" fo:country="US"/>
    </style:style>
    <style:style style:name="T33" style:family="text">
      <style:text-properties fo:color="#000000" fo:font-weight="bold"/>
    </style:style>
    <style:style style:name="T34" style:family="text">
      <style:text-properties style:font-name="DejaVu Serif"/>
    </style:style>
    <style:style style:name="T35" style:family="text">
      <style:text-properties style:font-name="DejaVu Serif" fo:font-size="11pt" style:font-size-asian="11pt" style:font-size-complex="11pt"/>
    </style:style>
    <style:style style:name="T36" style:family="text">
      <style:text-properties style:font-name="DejaVu Serif" fo:font-size="11pt" fo:language="en" fo:country="US" style:font-size-asian="11pt" style:language-asian="zxx" style:country-asian="none" style:font-size-complex="11pt" style:language-complex="zxx" style:country-complex="none"/>
    </style:style>
    <style:style style:name="T37" style:family="text">
      <style:text-properties style:font-name="DejaVu Serif" fo:font-size="11pt" fo:language="en" fo:country="US" officeooo:rsid="002c4dd3" style:font-size-asian="11pt" style:language-asian="zxx" style:country-asian="none" style:font-size-complex="11pt" style:language-complex="zxx" style:country-complex="none"/>
    </style:style>
    <style:style style:name="T38"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39" style:family="text">
      <style:text-properties style:font-name="DejaVu Serif" style:text-underline-style="solid" style:text-underline-width="auto" style:text-underline-color="font-color"/>
    </style:style>
    <style:style style:name="T40" style:family="text">
      <style:text-properties fo:color="#7f0055" fo:font-weight="bold"/>
    </style:style>
    <style:style style:name="T41" style:family="text">
      <style:text-properties fo:color="#7f0055" fo:font-weight="bold" style:font-weight-asian="bold" style:font-weight-complex="bold"/>
    </style:style>
    <style:style style:name="T42" style:family="text">
      <style:text-properties fo:font-size="11pt" style:font-size-asian="11pt" style:font-size-complex="11pt"/>
    </style:style>
    <style:style style:name="T43" style:family="text">
      <style:text-properties fo:color="#0000c0"/>
    </style:style>
    <style:style style:name="T44" style:family="text">
      <style:text-properties fo:color="#0000c0" fo:font-style="italic"/>
    </style:style>
    <style:style style:name="T45" style:family="text">
      <style:text-properties fo:color="#2a00ff"/>
    </style:style>
    <style:style style:name="T46"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47" style:family="text">
      <style:text-properties officeooo:rsid="004b52ed"/>
    </style:style>
    <style:style style:name="T48" style:family="text">
      <style:text-properties fo:color="#646464"/>
    </style:style>
    <style:style style:name="T49"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50" style:family="text">
      <style:text-properties fo:color="#0000ff" style:font-name="DejaVu Serif" fo:font-size="11pt" style:font-size-asian="11pt" style:font-size-complex="11pt"/>
    </style:style>
    <style:style style:name="T51" style:family="text">
      <style:text-properties officeooo:rsid="00260501"/>
    </style:style>
    <style:style style:name="T52" style:family="text">
      <style:text-properties style:text-underline-style="none"/>
    </style:style>
    <style:style style:name="T53" style:family="text">
      <style:text-properties style:text-underline-style="none" officeooo:rsid="009596be"/>
    </style:style>
    <style:style style:name="T54" style:family="text">
      <style:text-properties officeooo:rsid="0096d8e2"/>
    </style:style>
    <style:style style:name="T55" style:family="text">
      <style:text-properties officeooo:rsid="0097cedf"/>
    </style:style>
    <style:style style:name="T56" style:family="text">
      <style:text-properties officeooo:rsid="00934e8b"/>
    </style:style>
    <style:style style:name="T57" style:family="text">
      <style:text-properties fo:color="#666666" fo:font-style="italic" officeooo:rsid="007a8e38" style:font-style-asian="italic" style:font-name-complex="DejaVu Serif" style:font-style-complex="italic"/>
    </style:style>
    <style:style style:name="T58" style:family="text">
      <style:text-properties officeooo:rsid="0098c3d0"/>
    </style:style>
    <style:style style:name="T59" style:family="text">
      <style:text-properties officeooo:rsid="000e2543"/>
    </style:style>
    <style:style style:name="T60" style:family="text">
      <style:text-properties officeooo:rsid="00994b98"/>
    </style:style>
    <style:style style:name="T61" style:family="text">
      <style:text-properties officeooo:rsid="00953ed3"/>
    </style:style>
    <style:style style:name="T62" style:family="text">
      <style:text-properties fo:color="#808080"/>
    </style:style>
    <style:style style:name="T63" style:family="text">
      <style:text-properties officeooo:rsid="0021b54d"/>
    </style:style>
    <style:style style:name="T64" style:family="text">
      <style:text-properties officeooo:rsid="00221fd0"/>
    </style:style>
    <style:style style:name="T65" style:family="text">
      <style:text-properties officeooo:rsid="00235360"/>
    </style:style>
    <style:style style:name="T66" style:family="text">
      <style:text-properties officeooo:rsid="00238b32"/>
    </style:style>
    <style:style style:name="T67" style:family="text">
      <style:text-properties officeooo:rsid="0026ce73"/>
    </style:style>
    <style:style style:name="T68" style:family="text">
      <style:text-properties officeooo:rsid="002762bc"/>
    </style:style>
    <style:style style:name="T69" style:family="text">
      <style:text-properties officeooo:rsid="00276d05"/>
    </style:style>
    <style:style style:name="T70" style:family="text">
      <style:text-properties officeooo:rsid="0027e593"/>
    </style:style>
    <style:style style:name="T71" style:family="text">
      <style:text-properties officeooo:rsid="0028c997"/>
    </style:style>
    <style:style style:name="T72" style:family="text">
      <style:text-properties officeooo:rsid="00297412"/>
    </style:style>
    <style:style style:name="T73" style:family="text">
      <style:text-properties officeooo:rsid="0029bdbe"/>
    </style:style>
    <style:style style:name="T74" style:family="text">
      <style:text-properties officeooo:rsid="0029ef3e"/>
    </style:style>
    <style:style style:name="T75" style:family="text">
      <style:text-properties officeooo:rsid="002c456d"/>
    </style:style>
    <style:style style:name="T76" style:family="text">
      <style:text-properties officeooo:rsid="002d8cb6"/>
    </style:style>
    <style:style style:name="T77" style:family="text">
      <style:text-properties officeooo:rsid="002e7952"/>
    </style:style>
    <style:style style:name="T78" style:family="text">
      <style:text-properties officeooo:rsid="002f0a69"/>
    </style:style>
    <style:style style:name="T79" style:family="text">
      <style:text-properties officeooo:rsid="0030aab4"/>
    </style:style>
    <style:style style:name="T80" style:family="text">
      <style:text-properties style:use-window-font-color="true" fo:language="en" fo:country="US" fo:font-style="normal" style:text-underline-style="none" fo:font-weight="bold" officeooo:rsid="0029ef3e" style:language-asian="zxx" style:country-asian="none" style:font-style-asian="normal" style:font-weight-asian="bold" style:font-name-complex="DejaVu Serif" style:language-complex="zxx" style:country-complex="none" style:font-style-complex="normal" style:font-weight-complex="bold"/>
    </style:style>
    <style:style style:name="T81" style:family="text">
      <style:text-properties style:use-window-font-color="true" fo:language="en" fo:country="US" fo:font-style="normal" style:text-underline-style="none" fo:font-weight="normal" officeooo:rsid="0029ef3e" style:language-asian="zxx" style:country-asian="none" style:font-style-asian="normal" style:font-weight-asian="normal" style:font-name-complex="DejaVu Serif" style:language-complex="zxx" style:country-complex="none" style:font-style-complex="normal" style:font-weight-complex="normal"/>
    </style:style>
    <style:style style:name="T82" style:family="text">
      <style:text-properties officeooo:rsid="003544a8"/>
    </style:style>
    <style:style style:name="T83" style:family="text">
      <style:text-properties officeooo:rsid="0035643c"/>
    </style:style>
    <style:style style:name="T84" style:family="text">
      <style:text-properties officeooo:rsid="00362b0b"/>
    </style:style>
    <style:style style:name="T85" style:family="text">
      <style:text-properties officeooo:rsid="0036c835"/>
    </style:style>
    <style:style style:name="T86" style:family="text">
      <style:text-properties officeooo:rsid="0037706f"/>
    </style:style>
    <style:style style:name="T87" style:family="text">
      <style:text-properties officeooo:rsid="0037c2c2"/>
    </style:style>
    <style:style style:name="T88" style:family="text">
      <style:text-properties officeooo:rsid="00386921"/>
    </style:style>
    <style:style style:name="T89" style:family="text">
      <style:text-properties officeooo:rsid="0038e888"/>
    </style:style>
    <style:style style:name="T90" style:family="text">
      <style:text-properties officeooo:rsid="00398606"/>
    </style:style>
    <style:style style:name="T91" style:family="text">
      <style:text-properties officeooo:rsid="003a9a23"/>
    </style:style>
    <style:style style:name="T92" style:family="text">
      <style:text-properties fo:color="#333333" officeooo:rsid="00386921"/>
    </style:style>
    <style:style style:name="T93" style:family="text">
      <style:text-properties officeooo:rsid="003cfc11"/>
    </style:style>
    <style:style style:name="T94" style:family="text">
      <style:text-properties officeooo:rsid="003de3e8"/>
    </style:style>
    <style:style style:name="T95" style:family="text">
      <style:text-properties officeooo:rsid="003f07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wister <text:span text:style-name="T1">Libraries, Plug-ins, </text:span><text:span text:style-name="T2">Services</text:span></text:p>
      <text:p text:style-name="P1"/>
      <text:p text:style-name="P1"/>
      <text:p text:style-name="P2">* <text:span text:style-name="T4">Note</text:span><text:span text:style-name="T2">: Before reading this document, please consult `</text:span><text:span text:style-name="T4">Twister Guide.pdf</text:span><text:span text:style-name="T2">`.</text:span></text:p>
      <text:p text:style-name="P1"/>
      <text:p text:style-name="P3">Twister framework can be enhanced in many ways: <text:span text:style-name="T2">using </text:span><text:span text:style-name="T4">Libraries</text:span><text:span text:style-name="T2"> that will be sent to the </text:span><text:span text:style-name="T67">client</text:span><text:span text:style-name="T2"> and used by </text:span><text:span text:style-name="T67">the tests</text:span><text:span text:style-name="T2">, </text:span><text:span text:style-name="T13">Central Engine </text:span><text:span text:style-name="T5">Plug-ins</text:span><text:span text:style-name="T13"> that expose even more functions via XML-RPC, and </text:span><text:span text:style-name="T5">Services</text:span><text:span text:style-name="T14">, </text:span><text:span text:style-name="T15">programs that run in the background and are managed by the Twister Service Manager.</text:span></text:p>
      <text:p text:style-name="P4"/>
      <text:p text:style-name="P4"/>
      <text:p text:style-name="P15">Libraries</text:p>
      <text:p text:style-name="P5"/>
      <text:p text:style-name="P5"/>
      <text:p text:style-name="P8"><text:span text:style-name="T63">The libraries are Python or TCL files </text:span><text:span text:style-name="T78">or folders</text:span><text:span text:style-name="T63"> that are downloaded by the Execution Process, </text:span><text:span text:style-name="T64">before executing the tests.</text:span></text:p>
      <text:p text:style-name="P56"/>
      <text:p text:style-name="P58">The test files can import the libraries like this:</text:p>
      <text:p text:style-name="P58"/>
      <text:p text:style-name="P73"># In Python</text:p>
      <text:p text:style-name="P55"><text:span text:style-name="T76">from ce_libs import </text:span><text:span text:style-name="T20">SomeLibrary</text:span></text:p>
      <text:p text:style-name="P74"/>
      <text:p text:style-name="P73"># In TCL</text:p>
      <text:p text:style-name="P55"><text:span text:style-name="T76">package require </text:span><text:span text:style-name="T20">SomeLibrary</text:span></text:p>
      <text:p text:style-name="P6"/>
      <text:p text:style-name="P6"/>
      <text:p text:style-name="P7">By default, Twister has a few libraries <text:span text:style-name="T86">(only Python)</text:span>:</text:p>
      <text:p text:style-name="P7"/>
      <text:list xml:id="list3052775047463430889" text:style-name="L1">
        <text:list-item>
          <text:p text:style-name="P82"><text:span text:style-name="T9">TestBed</text:span><text:span text:style-name="T64">.</text:span><text:span text:style-name="T65">py</text:span><text:span text:style-name="T64">: </text:span><text:span text:style-name="T65">used by the tests to access the Resource Allocator and testbed ;</text:span></text:p>
        </text:list-item>
        <text:list-item>
          <text:p text:style-name="P83"><text:span text:style-name="T9">Threads</text:span><text:span text:style-name="T64">.</text:span><text:span text:style-name="T65">py</text:span><text:span text:style-name="T64"> : </text:span><text:span text:style-name="T65">used by the tests to queue long running functions, then </text:span><text:span text:style-name="T79">start all the </text:span><text:span text:style-name="T82">queued </text:span><text:span text:style-name="T79">functions at the same time</text:span><text:span text:style-name="T65"> ;</text:span></text:p>
        </text:list-item>
        <text:list-item>
          <text:p text:style-name="P83"><text:span text:style-name="T9">Ftp</text:span><text:span text:style-name="T64">.</text:span><text:span text:style-name="T66">py</text:span><text:span text:style-name="T64"> : </text:span><text:span text:style-name="T66">wrapper over python default FTP library, allows creating connections, login, make folders, delete files and folders, etc ;</text:span></text:p>
        </text:list-item>
        <text:list-item>
          <text:p text:style-name="P83"><text:span text:style-name="T9">Telnet</text:span><text:span text:style-name="T64">.</text:span><text:span text:style-name="T66">py</text:span><text:span text:style-name="T64"> : </text:span><text:span text:style-name="T77">smart TELNET library that wraps python telnet connection from 'telnetlib' and offers a manager for custom telnet connections that ensures they are up and kept alive. The library learns the prompt for login on devices you use and can login automatically. The manager allows the user to open, list and close telnet connections and the other basic operations as read, write. </text:span></text:p>
        </text:list-item>
      </text:list>
      <text:p text:style-name="P59"/>
      <text:p text:style-name="P60"><text:span text:style-name="T83">The Python libraries can be accessed </text:span><text:span text:style-name="T84">only </text:span><text:span text:style-name="T83">from Python tests, </text:span><text:span text:style-name="T84">and the TCL libraries can be accessed only from TCL tests, </text:span><text:span text:style-name="T21">but</text:span><text:span text:style-name="T84"> you can easily pass objects between languages, </text:span><text:span text:style-name="T85">using </text:span><text:span text:style-name="T10">getGlobal</text:span><text:span text:style-name="T85"> and </text:span><text:span text:style-name="T10">setGlobal</text:span><text:span text:style-name="T85"> functions (available in both languages).</text:span></text:p>
      <text:p text:style-name="P62"><text:span text:style-name="T87">There is also the `</text:span><text:span text:style-name="T11">py_exec</text:span><text:span text:style-name="T87">` function, available only in the TCL tests.</text:span></text:p>
      <text:p text:style-name="P61"><text:span text:style-name="T86"/></text:p>
      <text:p text:style-name="P61"><text:span text:style-name="T86">For example, in a suite of TCL tests, you want to access </text:span><text:span text:style-name="T88">the smart Python TELNET library.</text:span></text:p>
      <text:p text:style-name="P63"><text:span text:style-name="T88">In order to do that, create a prerequisite Python file, for example `</text:span><text:span text:style-name="T12">setup.py</text:span><text:span text:style-name="T88">`, that creates a Telnet object, then you store the object as a global parameter:</text:span></text:p>
      <text:p text:style-name="P63"><text:span text:style-name="T88"/></text:p>
      <text:p text:style-name="P75"><text:span text:style-name="T88"># setup.py file</text:span></text:p>
      <text:p text:style-name="P75"><text:span text:style-name="T88">from ce_libs import TelnetManager</text:span></text:p>
      <text:p text:style-name="P75"><text:span text:style-name="T88"/></text:p>
      <text:p text:style-name="P75"><text:span text:style-name="T88">tm = TelnetManager()</text:span></text:p>
      <text:p text:style-name="P76"><text:span text:style-name="T89"/></text:p>
      <text:p text:style-name="P76"><text:span text:style-name="T89"># Create a connection called `connection1`</text:span></text:p>
      <text:p text:style-name="P75"><text:span text:style-name="T88">tm.open_connection('connection1', '127.0.0.1', </text:span><text:span text:style-name="T89">23, 'user', 'password', 'login:', 'Password')</text:span></text:p>
      <text:p text:style-name="P77"><text:span text:style-name="T90"/></text:p>
      <text:p text:style-name="P77"><text:span text:style-name="T90">setGlobal('tm', tm) </text:span><text:span text:style-name="T91"># Save the python object in a variable, shared between tests for this EP</text:span></text:p>
      <text:p text:style-name="P75"><text:span text:style-name="T88"/></text:p>
      <text:p text:style-name="P81"><text:span text:style-name="T92"># The end</text:span></text:p>
      <text:p text:style-name="P64"><text:soft-page-break/><text:span text:style-name="T93">Then, you can call the object from all TCL tests like this:</text:span></text:p>
      <text:p text:style-name="P64"><text:span text:style-name="T93"/></text:p>
      <text:p text:style-name="P78"><text:span text:style-name="T93"># TCL test</text:span></text:p>
      <text:p text:style-name="P79"><text:span text:style-name="T93">py_exec </text:span><text:span text:style-name="T94">tm.list_connections()</text:span></text:p>
      <text:p text:style-name="P79"><text:span text:style-name="T94">py_exec tm.write('ls')</text:span></text:p>
      <text:p text:style-name="P80"><text:span text:style-name="T94">py_exec tm.</text:span><text:span text:style-name="T95">read</text:span><text:span text:style-name="T94">()</text:span></text:p>
      <text:p text:style-name="P64"><text:span text:style-name="T93"/></text:p>
      <text:p text:style-name="P64"><text:span text:style-name="T93"/></text:p>
      <text:p text:style-name="P72"><text:span text:style-name="T68">P</text:span>lug-ins</text:p>
      <text:p text:style-name="P11"/>
      <text:p text:style-name="P67"/>
      <text:p text:style-name="P13"><text:span text:style-name="T68">Twister plug-ins </text:span><text:span text:style-name="T71">are of 2 types: </text:span><text:span text:style-name="T6">python</text:span><text:span text:style-name="T71"> and </text:span><text:span text:style-name="T6">java</text:span><text:span text:style-name="T71">. </text:span><text:span text:style-name="T75">Each user must configure the plug-ins on his own, the configuration is not shared.</text:span></text:p>
      <text:p text:style-name="P68"/>
      <text:p text:style-name="P69">The Python plug-ins are ran by the Central Engine, each plug-in can be called with:</text:p>
      <text:p text:style-name="P14"><text:span text:style-name="T7">runPlugin</text:span><text:span text:style-name="T72">( '</text:span><text:span text:style-name="T18">user</text:span><text:span text:style-name="T72">', </text:span><text:span text:style-name="T73">'</text:span><text:span text:style-name="T18">plugin name</text:span><text:span text:style-name="T73">'</text:span><text:span text:style-name="T72">, </text:span><text:span text:style-name="T18">parameters </text:span><text:span text:style-name="T19">as String or Dictionary</text:span><text:span text:style-name="T72"> )</text:span></text:p>
      <text:p text:style-name="P69"/>
      <text:p text:style-name="P12"><text:span text:style-name="T71">The Java plug-ins are ran by the applet </text:span><text:span text:style-name="T72">and</text:span><text:span text:style-name="T71"> each plug-in is a new tab.</text:span></text:p>
      <text:p text:style-name="P11"/>
      <text:p text:style-name="P71">By default, Twister has a few plug-ins:</text:p>
      <text:list xml:id="list5971476467174891250" text:style-name="L2">
        <text:list-item>
          <text:p text:style-name="P84"><text:span text:style-name="T8">Git</text:span><text:span text:style-name="T74"> Plugin (python and java)</text:span></text:p>
        </text:list-item>
        <text:list-item>
          <text:p text:style-name="P84"><text:span text:style-name="T8">SVN</text:span><text:span text:style-name="T74"> Plugin (python and java)</text:span></text:p>
        </text:list-item>
        <text:list-item>
          <text:p text:style-name="P84"><text:span text:style-name="T8">Jenkins</text:span><text:span text:style-name="T74"> Plugin (python and java)</text:span></text:p>
        </text:list-item>
        <text:list-item>
          <text:p text:style-name="P84"><text:span text:style-name="T8">JIRA</text:span><text:span text:style-name="T74"> Plugin (python and java)</text:span></text:p>
        </text:list-item>
        <text:list-item>
          <text:p text:style-name="P85"><text:span text:style-name="T80">Sniffer</text:span><text:span text:style-name="T81"> (packets twister) : </text:span><text:span text:style-name="T74">captures network packets and list them to users, allowing them to filter the packets as they are captured, or after capture. All in all this plugin has a functionality similar to Wireshark.</text:span></text:p>
        </text:list-item>
        <text:list-item>
          <text:p text:style-name="P84"><text:span text:style-name="T8">Scheduler</text:span><text:span text:style-name="T74"> Plugin (just Java)</text:span></text:p>
        </text:list-item>
      </text:list>
      <text:p text:style-name="P71"/>
      <text:p text:style-name="P11"/>
      <text:p text:style-name="P10"><text:span text:style-name="T16">How to define plug-ins for Java GUI</text:span><text:line-break/></text:p>
      <text:p text:style-name="P32">Twister framework is designed to load user created plug<text:span text:style-name="T69">-</text:span>ins and display them in the main interface, <text:span text:style-name="T70">as a new tab</text:span>.</text:p>
      <text:p text:style-name="P33">In order for the framework to communicate with the plug<text:span text:style-name="T69">-</text:span>in, <text:span text:style-name="T70">it</text:span> must implement the TwisterPluginInterface interface found under <text:span text:style-name="T17">com.twister.plugin.twisterinterface</text:span> in the Twister.jar library.</text:p>
      <text:p text:style-name="P33">When a new plug<text:span text:style-name="T69">-</text:span>in is downloaded from the server it is automatically initialized by JVM, so, the initialization can’t be controlled by the framework, this is the reason why the plug<text:span text:style-name="T69">-</text:span>in should have an empty constructor. Instead, the initialization should be made in the <text:span text:style-name="T3">init</text:span> method.</text:p>
      <text:p text:style-name="P33"/>
      <text:list xml:id="list5632851487679377975" text:style-name="L3">
        <text:list-item>
          <text:p text:style-name="P65">init( ArrayList&lt;Item&gt; suite, ArrayList&lt;Item&gt; suitetest, Hashtable&lt;String, String&gt; variables )</text:p>
        </text:list-item>
      </text:list>
      <text:list xml:id="list7462727383600347765" text:style-name="L4">
        <text:list-item>
          <text:list>
            <text:list-header>
              <text:p text:style-name="P88"/>
            </text:list-header>
          </text:list>
        </text:list-item>
      </text:list>
      <text:p text:style-name="P49">Init method accepts 3 parameters, references to variables found in Twister framework.</text:p>
      <text:p text:style-name="P49"/>
      <text:list xml:id="list34554546" text:continue-list="list5632851487679377975" text:style-name="L3">
        <text:list-item>
          <text:p text:style-name="P66">ArrayList&lt;Item&gt; suite : ref to an ArrayList of Items defined by the user, also found under the Suites tab</text:p>
        </text:list-item>
        <text:list-item>
          <text:p text:style-name="P66">ArrayList&lt;Item&gt; suitetest : ref to an ArrayList of Items generated by the user, also found under the Monitoring tab</text:p>
        </text:list-item>
        <text:list-item>
          <text:p text:style-name="P66">Hashtable&lt;String, String&gt; variables : a Hashtable of String that points to diferent paths defined by the user.</text:p>
        </text:list-item>
      </text:list>
      <text:p text:style-name="P35"/>
      <text:p text:style-name="P49">The keys of the Hashtable are:</text:p>
      <text:p text:style-name="P49"><text:soft-page-break/></text:p>
      <text:list xml:id="list34542893" text:continue-numbering="true" text:style-name="L3">
        <text:list-item>
          <text:p text:style-name="P86">user: framework user</text:p>
        </text:list-item>
        <text:list-item>
          <text:p text:style-name="P86">password: user password</text:p>
        </text:list-item>
        <text:list-item>
          <text:p text:style-name="P86">temp: temporary folder created by the framework</text:p>
        </text:list-item>
        <text:list-item>
          <text:p text:style-name="P86">Inifile: configuration file</text:p>
        </text:list-item>
        <text:list-item>
          <text:p text:style-name="P86">remoteuserhome: user home folder found on server</text:p>
        </text:list-item>
        <text:list-item>
          <text:p text:style-name="P86">remotconfigdir: config directory found on server</text:p>
        </text:list-item>
        <text:list-item>
          <text:p text:style-name="P86">localplugindir: local directory to store plugins</text:p>
        </text:list-item>
        <text:list-item>
          <text:p text:style-name="P86">httpserverport: server port used by EP to connect to a centralengine</text:p>
        </text:list-item>
        <text:list-item>
          <text:p text:style-name="P86">centralengineport: centralengine port</text:p>
        </text:list-item>
        <text:list-item>
          <text:p text:style-name="P86">resourceallocatorport: resource allocator port</text:p>
        </text:list-item>
        <text:list-item>
          <text:p text:style-name="P86">remotedatabaseparth: directory that contains database config file</text:p>
        </text:list-item>
        <text:list-item>
          <text:p text:style-name="P86">remotedatabasefile: database config file</text:p>
        </text:list-item>
        <text:list-item>
          <text:p text:style-name="P86">remoteemailpath: path to email configuration directory</text:p>
        </text:list-item>
        <text:list-item>
          <text:p text:style-name="P86">remoteemailfile: email configuration file</text:p>
        </text:list-item>
        <text:list-item>
          <text:p text:style-name="P86">configdir: local config directory</text:p>
        </text:list-item>
        <text:list-item>
          <text:p text:style-name="P86">usersdir: local directory to store suites configuration</text:p>
        </text:list-item>
        <text:list-item>
          <text:p text:style-name="P86">masterxmldir: local directory to store generated suite</text:p>
        </text:list-item>
        <text:list-item>
          <text:p text:style-name="P86">testsuitepath: remote directory that contains tc’s for suite definition</text:p>
        </text:list-item>
        <text:list-item>
          <text:p text:style-name="P86">logspath: directory to store logs</text:p>
        </text:list-item>
        <text:list-item>
          <text:p text:style-name="P86">masterxmlremotedir: remote directory to store generated suite</text:p>
        </text:list-item>
        <text:list-item>
          <text:p text:style-name="P86">remotehwconfdir: remote directory to store hardware config file</text:p>
        </text:list-item>
        <text:list-item>
          <text:p text:style-name="P86">remoteepdir: remote directory to store EP file</text:p>
        </text:list-item>
        <text:list-item>
          <text:p text:style-name="P86">remoteusersdir: remote directory to store suites configuration</text:p>
        </text:list-item>
      </text:list>
      <text:p text:style-name="P49"/>
      <text:p text:style-name="P40"><text:span text:style-name="T27">The framework calls terminate() method when the user wants to discard the plugin. The plugin should override the method terminate() to handle the </text:span><text:span text:style-name="T35">release of all the resources.</text:span></text:p>
      <text:p text:style-name="P41">If some resources are not managed corectly, ex. threads will continue to execute after the call terminate(), these resources will continue to run in background.</text:p>
      <text:p text:style-name="P43"/>
      <text:p text:style-name="P41">The plugin should offer the framework a Component with the content that will be displayed on getContent() method. The framework will take that Component and put it under a new tab with the name provided by the plugin on the method getName().</text:p>
      <text:p text:style-name="P41">The plugin should initialize the Component in the init method and should hold a reference to it so that it will serve the framework the same component every time getComponent() method is called.</text:p>
      <text:p text:style-name="P44"><text:span text:style-name="T35"><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35">META-INF/services named com.twister.plugin.twisterinterface.TwisterPluginInterface.</text:span></text:span></text:p>
      <text:p text:style-name="P44"><text:span text:style-name="Source_20_Text"><text:span text:style-name="T35"><text:line-break/></text:span></text:span><text:span text:style-name="T35">This file contains a single line listing the concrete class name of the implementation, the plugin class name.</text:span></text:p>
      <text:p text:style-name="P42"/>
      <text:p text:style-name="P45"><text:span text:style-name="T34">(More on </text:span><text:a xlink:type="simple" xlink:href="http://java.sun.com/developer/technicalArticles/javase/extensible/index.html"><text:span text:style-name="T39">http://java.sun.com/developer/technicalArticles/javase/extensible/index.html</text:span></text:a><text:span text:style-name="T34">)</text:span></text:p>
      <text:list xml:id="list3477385318000902691" text:style-name="L5">
        <text:list-item>
          <text:list>
            <text:list-header>
              <text:p text:style-name="P89">Plug-in tutorial (Java)</text:p>
            </text:list-header>
          </text:list>
        </text:list-item>
      </text:list>
      <text:p text:style-name="P43"/>
      <text:p text:style-name="P43"><text:tab/>For better understanding a brief tutorial for creating a small plugin will be presented. We will create a plugin to display the username found in the Hashmap and put it in a Jlabel.<text:line-break/><text:tab/>First include the Twister.jar library to your favourite ide. In this library we will find, besides the interface to implement, a base plugin class that eases the initialization process.</text:p>
      <text:p text:style-name="P43">Create the class UserName that looks like this:</text:p>
      <text:p text:style-name="P48"/>
      <text:p text:style-name="P26"><text:span text:style-name="T40">import</text:span><text:span text:style-name="T25"> com.twister.Item;</text:span></text:p>
      <text:p text:style-name="P26"><text:span text:style-name="T40">import</text:span><text:span text:style-name="T25"> com.twister.plugin.baseplugin.BasePlugin;</text:span></text:p>
      <text:p text:style-name="P26"><text:span text:style-name="T40">import</text:span><text:span text:style-name="T25"> com.twister.plugin.twisterinterface.TwisterPluginInterface;</text:span></text:p>
      <text:p text:style-name="P26"/>
      <text:p text:style-name="P47"><text:span text:style-name="T40">public</text:span><text:span text:style-name="T25"> </text:span><text:span text:style-name="T40">class</text:span><text:span text:style-name="T25"> UserName </text:span><text:span text:style-name="T40">extends</text:span><text:span text:style-name="T25"> BasePlugin </text:span><text:span text:style-name="T40">implements</text:span><text:span text:style-name="T25"> TwisterPluginInterface {</text:span></text:p>
      <text:p text:style-name="P37">}</text:p>
      <text:p text:style-name="P37"/>
      <text:p text:style-name="P36"><text:tab/><text:span text:style-name="T42">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38"/>
      <text:p text:style-name="P26"><text:span text:style-name="T40">import</text:span><text:span text:style-name="T25"> com.twister.Item;</text:span></text:p>
      <text:p text:style-name="P26"><text:span text:style-name="T40">import</text:span><text:span text:style-name="T25"> com.twister.plugin.baseplugin.BasePlugin;</text:span></text:p>
      <text:p text:style-name="P26"><text:span text:style-name="T40">import</text:span><text:span text:style-name="T25"> com.twister.plugin.twisterinterface.TwisterPluginInterface;</text:span></text:p>
      <text:p text:style-name="P26"/>
      <text:p text:style-name="P52"><text:span text:style-name="T40">public</text:span><text:span text:style-name="T25"> </text:span><text:span text:style-name="T40">class</text:span><text:span text:style-name="T25"> UserName </text:span><text:span text:style-name="T40">extends</text:span><text:span text:style-name="T25"> BasePlugin </text:span><text:span text:style-name="T40">implements</text:span><text:span text:style-name="T25"> TwisterPluginInterface {<text:line-break/></text:span><text:span text:style-name="T40">private</text:span><text:span text:style-name="T25"> JPanel </text:span><text:span text:style-name="T43">p</text:span><text:span text:style-name="T25">;<text:line-break/></text:span><text:span text:style-name="T40">private</text:span><text:span text:style-name="T25"> JLabel </text:span><text:span text:style-name="T43">label</text:span><text:span text:style-name="T25">;</text:span></text:p>
      <text:p text:style-name="P26"><text:span text:style-name="T40"><text:tab/>public</text:span><text:span text:style-name="T25"> </text:span><text:span text:style-name="T40">void</text:span><text:span text:style-name="T25"> init(ArrayList&lt;Item&gt; suite, ArrayList&lt;Item&gt; suitetest,</text:span></text:p>
      <text:p text:style-name="P24"><text:tab/>Hashtable&lt;String, String&gt; variables) {</text:p>
      <text:p text:style-name="P26"><text:span text:style-name="T25"><text:tab/><text:tab/></text:span><text:span text:style-name="T40">super</text:span><text:span text:style-name="T25">.init(suite, suitetest, variables);</text:span></text:p>
      <text:p text:style-name="P26"><text:span text:style-name="T25"><text:tab/><text:tab/></text:span><text:span text:style-name="T43">p</text:span><text:span text:style-name="T25"> = </text:span><text:span text:style-name="T40">new</text:span><text:span text:style-name="T25"> Jpanel();<text:tab/></text:span></text:p>
      <text:p text:style-name="P26"><text:span text:style-name="T25"><text:tab/><text:tab/></text:span><text:span text:style-name="T43">label</text:span><text:span text:style-name="T25"> = </text:span><text:span text:style-name="T40">new</text:span><text:span text:style-name="T25"> JLabel(variables.get(</text:span><text:span text:style-name="T45">"user"</text:span><text:span text:style-name="T25">));</text:span></text:p>
      <text:p text:style-name="P54"><text:span text:style-name="T25">}<text:line-break/></text:span><text:span text:style-name="T32">}</text:span></text:p>
      <text:p text:style-name="P39"/>
      <text:p text:style-name="P34"><text:tab/><text:span text:style-name="T47">Notice</text:span> how we are holding a reference to the Jpanel p because this is the component that we will serve to the framework.</text:p>
      <text:p text:style-name="P39"/>
      <text:p text:style-name="P26"><text:span text:style-name="T40">import</text:span><text:span text:style-name="T25"> java.awt.Component;</text:span></text:p>
      <text:p text:style-name="P26"><text:span text:style-name="T40">import</text:span><text:span text:style-name="T25"> java.util.ArrayList;</text:span></text:p>
      <text:p text:style-name="P26"><text:span text:style-name="T40">import</text:span><text:span text:style-name="T25"> java.util.Hashtable;</text:span></text:p>
      <text:p text:style-name="P26"><text:span text:style-name="T40">import</text:span><text:span text:style-name="T25"> javax.swing.JLabel;</text:span></text:p>
      <text:p text:style-name="P26"><text:span text:style-name="T40">import</text:span><text:span text:style-name="T25"> javax.swing.JPanel;</text:span></text:p>
      <text:p text:style-name="P26"><text:span text:style-name="T40">import</text:span><text:span text:style-name="T25"> com.twister.Item;</text:span></text:p>
      <text:p text:style-name="P26"><text:span text:style-name="T40">import</text:span><text:span text:style-name="T25"> com.twister.plugin.baseplugin.BasePlugin;</text:span></text:p>
      <text:p text:style-name="P26"><text:span text:style-name="T40">import</text:span><text:span text:style-name="T25"> com.twister.plugin.twisterinterface.TwisterPluginInterface;</text:span></text:p>
      <text:p text:style-name="P26"/>
      <text:p text:style-name="P26"/>
      <text:p text:style-name="P26"><text:span text:style-name="T40">public</text:span><text:span text:style-name="T25"> </text:span><text:span text:style-name="T40">class</text:span><text:span text:style-name="T25"> UserName </text:span><text:span text:style-name="T40">extends</text:span><text:span text:style-name="T25"> BasePlugin </text:span><text:span text:style-name="T40">implements</text:span><text:span text:style-name="T25"> TwisterPluginInterface {</text:span></text:p>
      <text:p text:style-name="P26"><text:span text:style-name="T33"><text:tab/></text:span><text:span text:style-name="T40">private</text:span><text:span text:style-name="T25"> JPanel </text:span><text:span text:style-name="T43">p</text:span><text:span text:style-name="T25">;</text:span></text:p>
      <text:p text:style-name="P26"><text:span text:style-name="T40"><text:tab/>private</text:span><text:span text:style-name="T25"> JLabel </text:span><text:span text:style-name="T43">label</text:span><text:span text:style-name="T25">; </text:span></text:p>
      <text:p text:style-name="P26"/>
      <text:p text:style-name="P26"><text:span text:style-name="T25"><text:tab/></text:span><text:span text:style-name="T48">@Override</text:span></text:p>
      <text:p text:style-name="P26"><text:span text:style-name="T33"><text:tab/></text:span><text:span text:style-name="T40">public</text:span><text:span text:style-name="T25"> </text:span><text:span text:style-name="T40">void</text:span><text:span text:style-name="T25"> init(ArrayList&lt;Item&gt; suite, ArrayList&lt;Item&gt; suitetest,</text:span></text:p>
      <text:p text:style-name="P24"><text:tab/><text:tab/><text:tab/><text:tab/> Hashtable&lt;String, String&gt; variables) {</text:p>
      <text:p text:style-name="P26"><text:soft-page-break/><text:span text:style-name="T25"><text:tab/><text:tab/></text:span><text:span text:style-name="T40">super</text:span><text:span text:style-name="T25">.init(suite, suitetest, variables);</text:span></text:p>
      <text:p text:style-name="P26"><text:span text:style-name="T25"><text:tab/><text:tab/> </text:span><text:span text:style-name="T43">p</text:span><text:span text:style-name="T25"> = </text:span><text:span text:style-name="T40">new</text:span><text:span text:style-name="T25"> JPanel();</text:span></text:p>
      <text:p text:style-name="P26"><text:span text:style-name="T25"><text:tab/><text:tab/></text:span><text:span text:style-name="T43">label</text:span><text:span text:style-name="T25"> = </text:span><text:span text:style-name="T40">new</text:span><text:span text:style-name="T25"> JLabel(variables.get(</text:span><text:span text:style-name="T45">"user"</text:span><text:span text:style-name="T25">));</text:span></text:p>
      <text:p text:style-name="P24"><text:tab/>}</text:p>
      <text:p text:style-name="P26"/>
      <text:p text:style-name="P26"><text:span text:style-name="T25"><text:tab/></text:span><text:span text:style-name="T48">@Override</text:span></text:p>
      <text:p text:style-name="P26"><text:span text:style-name="T33"><text:tab/></text:span><text:span text:style-name="T40">public</text:span><text:span text:style-name="T25"> Component getContent() {</text:span></text:p>
      <text:p text:style-name="P26"><text:span text:style-name="T33"><text:tab/><text:tab/></text:span><text:span text:style-name="T40">return</text:span><text:span text:style-name="T25"> </text:span><text:span text:style-name="T43">p</text:span><text:span text:style-name="T25">;</text:span></text:p>
      <text:p text:style-name="P24"><text:tab/>}</text:p>
      <text:p text:style-name="P50">}</text:p>
      <text:p text:style-name="P50"/>
      <text:p text:style-name="P53"><text:span text:style-name="T26"><text:tab/>Let</text:span><text:span text:style-name="T31">'</text:span><text:span text:style-name="T26">s provide a description, filename that contains this plugin, and the title of the plugin tab.</text:span></text:p>
      <text:p text:style-name="P51"/>
      <text:p text:style-name="P27">@Override</text:p>
      <text:p text:style-name="P26"><text:span text:style-name="T40">public</text:span><text:span text:style-name="T25"> String getDescription() {</text:span></text:p>
      <text:p text:style-name="P26"><text:span text:style-name="T25"><text:tab/>String description = </text:span><text:span text:style-name="T45">"Plugin to display user name"</text:span><text:span text:style-name="T25">;</text:span></text:p>
      <text:p text:style-name="P26"><text:span text:style-name="T33"><text:tab/></text:span><text:span text:style-name="T40">return</text:span><text:span text:style-name="T25"> description;</text:span></text:p>
      <text:p text:style-name="P24">}</text:p>
      <text:p text:style-name="P24"/>
      <text:p text:style-name="P27">@Override</text:p>
      <text:p text:style-name="P26"><text:span text:style-name="T40">public</text:span><text:span text:style-name="T25"> String getFileName() {</text:span></text:p>
      <text:p text:style-name="P26"><text:span text:style-name="T25"><text:tab/>String filename = </text:span><text:span text:style-name="T45">"UserName.jar"</text:span><text:span text:style-name="T25">;</text:span></text:p>
      <text:p text:style-name="P26"><text:span text:style-name="T33"><text:tab/></text:span><text:span text:style-name="T40">return</text:span><text:span text:style-name="T25"> filename;</text:span></text:p>
      <text:p text:style-name="P24">}</text:p>
      <text:p text:style-name="P24"/>
      <text:p text:style-name="P16">@Override</text:p>
      <text:p text:style-name="P30"><text:span text:style-name="T41">public</text:span><text:span text:style-name="T25"> String getName() {</text:span></text:p>
      <text:p text:style-name="P30"><text:span text:style-name="T25"><text:tab/>String name = </text:span><text:span text:style-name="T45">"UserName"</text:span><text:span text:style-name="T25">;</text:span></text:p>
      <text:p text:style-name="P30"><text:span text:style-name="T25"><text:tab/></text:span><text:span text:style-name="T41">return</text:span><text:span text:style-name="T25"> name;</text:span></text:p>
      <text:p text:style-name="P31">}</text:p>
      <text:p text:style-name="P24"/>
      <text:p text:style-name="P23"/>
      <text:p text:style-name="P23"><text:tab/>Also for consistency we should release the references on the terminate() method. In case we would have Threads running, we should terminate them here.</text:p>
      <text:p text:style-name="P23"/>
      <text:p text:style-name="P24"/>
      <text:p text:style-name="P27">@Override</text:p>
      <text:p text:style-name="P26"><text:span text:style-name="T40">public</text:span><text:span text:style-name="T25"> </text:span><text:span text:style-name="T40">void</text:span><text:span text:style-name="T25"> terminate() {</text:span></text:p>
      <text:p text:style-name="P26"><text:span text:style-name="T33"><text:tab/></text:span><text:span text:style-name="T40">super</text:span><text:span text:style-name="T25">.terminate();</text:span></text:p>
      <text:p text:style-name="P26"><text:span text:style-name="T25"><text:tab/></text:span><text:span text:style-name="T43">p</text:span><text:span text:style-name="T25"> = </text:span><text:span text:style-name="T40">null</text:span><text:span text:style-name="T25">;</text:span></text:p>
      <text:p text:style-name="P26"><text:span text:style-name="T25"><text:tab/></text:span><text:span text:style-name="T43">label</text:span><text:span text:style-name="T25"> = </text:span><text:span text:style-name="T40">null</text:span><text:span text:style-name="T25">;</text:span></text:p>
      <text:p text:style-name="P24">}</text:p>
      <text:p text:style-name="P24"/>
      <text:p text:style-name="P24"/>
      <text:p text:style-name="P23"><text:tab/>The final class should look like this:</text:p>
      <text:p text:style-name="P25"/>
      <text:p text:style-name="P24"/>
      <text:p text:style-name="P26"><text:span text:style-name="T40">import</text:span><text:span text:style-name="T25"> java.awt.Component;</text:span></text:p>
      <text:p text:style-name="P26"><text:span text:style-name="T40">import</text:span><text:span text:style-name="T25"> java.util.ArrayList;</text:span></text:p>
      <text:p text:style-name="P26"><text:span text:style-name="T40">import</text:span><text:span text:style-name="T25"> java.util.Hashtable;</text:span></text:p>
      <text:p text:style-name="P26"><text:span text:style-name="T40">import</text:span><text:span text:style-name="T25"> javax.swing.JLabel;</text:span></text:p>
      <text:p text:style-name="P26"><text:span text:style-name="T40">import</text:span><text:span text:style-name="T25"> javax.swing.JPanel;</text:span></text:p>
      <text:p text:style-name="P26"><text:span text:style-name="T40">import</text:span><text:span text:style-name="T25"> com.twister.Item;</text:span></text:p>
      <text:p text:style-name="P26"><text:span text:style-name="T40">import</text:span><text:span text:style-name="T25"> com.twister.plugin.baseplugin.BasePlugin;</text:span></text:p>
      <text:p text:style-name="P26"><text:span text:style-name="T40">import</text:span><text:span text:style-name="T25"> com.twister.plugin.twisterinterface.TwisterPluginInterface;</text:span></text:p>
      <text:p text:style-name="P26"/>
      <text:p text:style-name="P26"/>
      <text:p text:style-name="P26"><text:span text:style-name="T40">public</text:span><text:span text:style-name="T25"> </text:span><text:span text:style-name="T40">class</text:span><text:span text:style-name="T25"> UserName </text:span><text:span text:style-name="T40">extends</text:span><text:span text:style-name="T25"> BasePlugin </text:span><text:span text:style-name="T40">implements</text:span><text:span text:style-name="T25"> TwisterPluginInterface {</text:span></text:p>
      <text:p text:style-name="P26"><text:span text:style-name="T33"><text:tab/></text:span><text:span text:style-name="T40">private</text:span><text:span text:style-name="T25"> </text:span><text:span text:style-name="T40">static</text:span><text:span text:style-name="T25"> </text:span><text:span text:style-name="T40">final</text:span><text:span text:style-name="T25"> </text:span><text:span text:style-name="T40">long</text:span><text:span text:style-name="T25"> </text:span><text:span text:style-name="T44">serialVersionUID</text:span><text:span text:style-name="T25"> = 1L;</text:span></text:p>
      <text:p text:style-name="P26"><text:span text:style-name="T33"><text:tab/></text:span><text:span text:style-name="T40">private</text:span><text:span text:style-name="T25"> JPanel </text:span><text:span text:style-name="T43">p</text:span><text:span text:style-name="T25">;</text:span></text:p>
      <text:p text:style-name="P26"><text:span text:style-name="T33"><text:tab/></text:span><text:span text:style-name="T40">private</text:span><text:span text:style-name="T25"> JLabel </text:span><text:span text:style-name="T43">label</text:span><text:span text:style-name="T25">;</text:span></text:p>
      <text:p text:style-name="P26"/>
      <text:p text:style-name="P26"><text:soft-page-break/><text:span text:style-name="T25"><text:tab/></text:span><text:span text:style-name="T48">@Override</text:span></text:p>
      <text:p text:style-name="P26"><text:span text:style-name="T33"><text:tab/></text:span><text:span text:style-name="T40">public</text:span><text:span text:style-name="T25"> </text:span><text:span text:style-name="T40">void</text:span><text:span text:style-name="T25"> init(ArrayList&lt;Item&gt; suite, ArrayList&lt;Item&gt; suitetest,</text:span></text:p>
      <text:p text:style-name="P24"><text:tab/><text:tab/><text:tab/><text:tab/> Hashtable&lt;String, String&gt; variables) {</text:p>
      <text:p text:style-name="P26"><text:span text:style-name="T33"><text:tab/><text:tab/></text:span><text:span text:style-name="T40">super</text:span><text:span text:style-name="T25">.init(suite, suitetest, variables);</text:span></text:p>
      <text:p text:style-name="P26"><text:span text:style-name="T25"><text:tab/><text:tab/></text:span><text:span text:style-name="T43">p</text:span><text:span text:style-name="T25"> = </text:span><text:span text:style-name="T40">new</text:span><text:span text:style-name="T25"> JPanel();</text:span></text:p>
      <text:p text:style-name="P26"><text:span text:style-name="T25"><text:tab/><text:tab/></text:span><text:span text:style-name="T43">label</text:span><text:span text:style-name="T25"> = </text:span><text:span text:style-name="T40">new</text:span><text:span text:style-name="T25"> JLabel(variables.get(</text:span><text:span text:style-name="T45">"user"</text:span><text:span text:style-name="T25">));</text:span></text:p>
      <text:p text:style-name="P26"><text:span text:style-name="T25"><text:tab/><text:tab/></text:span><text:span text:style-name="T43">p</text:span><text:span text:style-name="T25">.add(</text:span><text:span text:style-name="T43">label</text:span><text:span text:style-name="T25">);</text:span></text:p>
      <text:p text:style-name="P24"><text:tab/>}</text:p>
      <text:p text:style-name="P24"/>
      <text:p text:style-name="P26"><text:span text:style-name="T25"><text:tab/></text:span><text:span text:style-name="T48">@Override</text:span></text:p>
      <text:p text:style-name="P26"><text:span text:style-name="T33"><text:tab/></text:span><text:span text:style-name="T40">public</text:span><text:span text:style-name="T25"> Component getContent() {</text:span></text:p>
      <text:p text:style-name="P26"><text:span text:style-name="T33"><text:tab/><text:tab/></text:span><text:span text:style-name="T40">return</text:span><text:span text:style-name="T25"> </text:span><text:span text:style-name="T43">p</text:span><text:span text:style-name="T25">;</text:span></text:p>
      <text:p text:style-name="P24"><text:tab/>}</text:p>
      <text:p text:style-name="P24"/>
      <text:p text:style-name="P26"><text:span text:style-name="T25"><text:tab/></text:span><text:span text:style-name="T48">@Override</text:span></text:p>
      <text:p text:style-name="P26"><text:span text:style-name="T33"><text:tab/></text:span><text:span text:style-name="T40">public</text:span><text:span text:style-name="T25"> String getDescription() {</text:span></text:p>
      <text:p text:style-name="P26"><text:span text:style-name="T25"><text:tab/><text:tab/>String description = </text:span><text:span text:style-name="T45">"Plugin to display user name"</text:span><text:span text:style-name="T25">;</text:span></text:p>
      <text:p text:style-name="P26"><text:span text:style-name="T33"><text:tab/><text:tab/></text:span><text:span text:style-name="T40">return</text:span><text:span text:style-name="T25"> description;</text:span></text:p>
      <text:p text:style-name="P24"><text:tab/>}</text:p>
      <text:p text:style-name="P24"/>
      <text:p text:style-name="P26"><text:span text:style-name="T25"><text:tab/> </text:span><text:span text:style-name="T48">@Override</text:span></text:p>
      <text:p text:style-name="P26"><text:span text:style-name="T33"><text:tab/></text:span><text:span text:style-name="T40">public</text:span><text:span text:style-name="T25"> String getFileName() {</text:span></text:p>
      <text:p text:style-name="P26"><text:span text:style-name="T25"><text:tab/><text:tab/>String filename = </text:span><text:span text:style-name="T45">"UserName.jar"</text:span><text:span text:style-name="T25">;</text:span></text:p>
      <text:p text:style-name="P26"><text:span text:style-name="T33"><text:tab/><text:tab/></text:span><text:span text:style-name="T40">return</text:span><text:span text:style-name="T25"> filename;</text:span></text:p>
      <text:p text:style-name="P24"><text:tab/>}</text:p>
      <text:p text:style-name="P24"/>
      <text:p text:style-name="P26"><text:span text:style-name="T25"><text:tab/></text:span><text:span text:style-name="T48">@Override</text:span></text:p>
      <text:p text:style-name="P26"><text:span text:style-name="T33"><text:tab/></text:span><text:span text:style-name="T40">public</text:span><text:span text:style-name="T25"> </text:span><text:span text:style-name="T40">void</text:span><text:span text:style-name="T25"> terminate() {</text:span></text:p>
      <text:p text:style-name="P26"><text:span text:style-name="T33"><text:tab/><text:tab/></text:span><text:span text:style-name="T40">super</text:span><text:span text:style-name="T25">.terminate();</text:span></text:p>
      <text:p text:style-name="P26"><text:span text:style-name="T25"><text:tab/><text:tab/></text:span><text:span text:style-name="T43">p</text:span><text:span text:style-name="T25"> = </text:span><text:span text:style-name="T40">null</text:span><text:span text:style-name="T25">;</text:span></text:p>
      <text:p text:style-name="P26"><text:span text:style-name="T25"><text:tab/><text:tab/></text:span><text:span text:style-name="T43">label</text:span><text:span text:style-name="T25"> = </text:span><text:span text:style-name="T40">null</text:span><text:span text:style-name="T25">;</text:span></text:p>
      <text:p text:style-name="P24"><text:tab/>}</text:p>
      <text:p text:style-name="P24">}</text:p>
      <text:p text:style-name="P25"/>
      <text:p text:style-name="P25"/>
      <text:p text:style-name="P28"><text:span text:style-name="T30"><text:tab/></text:span><text:span text:style-name="T28">We will pack this in an archive named </text:span><text:span text:style-name="T49">UserName.jar</text:span><text:span text:style-name="T46">. </text:span><text:span text:style-name="T36">This archive must contain the fol</text:span><text:span text:style-name="T37">l</text:span><text:span text:style-name="T36">owing directory </text:span><text:span text:style-name="Source_20_Text"><text:span text:style-name="T38">META-INF/services</text:span></text:span><text:span text:style-name="Source_20_Text"><text:span text:style-name="T36">. In the services directory we must put a file named c</text:span></text:span><text:span text:style-name="T28">om.twister.plugin.twisterinterface.TwisterPluginInterface and, in this file we put the name of our plug</text:span><text:span text:style-name="T29">-</text:span><text:span text:style-name="T28">in class UserName.</text:span></text:p>
      <text:p text:style-name="P20"/>
      <text:p text:style-name="P29"><text:span text:style-name="T30"><text:tab/>After we upload the </text:span><text:span text:style-name="T50">UserName.jar</text:span><text:span text:style-name="T30"> file to the server Plugins directory, we should be able to download the plug-in from Twister framework and activate it in the Plugins section.</text:span></text:p>
      <text:p text:style-name="P46"/>
      <text:list xml:id="list34533640" text:continue-numbering="true" text:style-name="L5">
        <text:list-item>
          <text:list>
            <text:list-header>
              <text:p text:style-name="P90"/>
              <text:p text:style-name="P89">Plug-ins for Py<text:span text:style-name="T51">t</text:span>hon</text:p>
            </text:list-header>
          </text:list>
        </text:list-item>
      </text:list>
      <text:p text:style-name="P20"/>
      <text:p text:style-name="P18">Python plug-ins should implement <text:span text:style-name="T17">additional</text:span> methods necessary to communicate with the Java interface. <text:span text:style-name="T52">If the default Central Engine methods are sufficient, you don't need to implement a Python plug-in.</text:span></text:p>
      <text:p text:style-name="P21"/>
      <text:p text:style-name="P18"><text:span text:style-name="T53">You can implement a Python plug-in without a </text:span><text:span text:style-name="T24">paired</text:span><text:span text:style-name="T53"> Java plug-in. In this case, you will call the additional methods using the standard XML-RPC api.</text:span></text:p>
      <text:p text:style-name="P22"/>
      <text:p text:style-name="P18">The file(s) should be placed in the `plugins` folder. Typically, you should name the main Python file the same as the Java plug-in file (ex: <text:span text:style-name="T17">GitPlugin.java</text:span> and <text:span text:style-name="T17">GitPlugin.py</text:span>), <text:span text:style-name="T54">if you make </text:span><text:span text:style-name="T55">a paired plug-in</text:span>.</text:p>
      <text:p text:style-name="P19"/>
      <text:p text:style-name="P18"><text:span text:style-name="T56">You can store each plug-in in a separate folder, </text:span><text:span text:style-name="T54">you just need to specify the paths in plugins.xml, from `</text:span><text:span text:style-name="T22">/</text:span><text:span text:style-name="T23">home/</text:span><text:span text:style-name="T57">your_user</text:span><text:span text:style-name="T22">/twister/config</text:span><text:span text:style-name="T54">` folder. Note that each user has a different plug-ins configuration.</text:span></text:p>
      <text:p text:style-name="P20"/>
      <text:p text:style-name="P20">All plug-ins must import the BasePlugin class. All <text:span text:style-name="T56">inherited</text:span> functions can be re-written.</text:p>
      <text:p text:style-name="P20"/>
      <text:p text:style-name="P18">In order to <text:span text:style-name="T58">be executed</text:span>, <text:span text:style-name="T59">the plug-in must implement </text:span>only the `run` function. It's the only function called automatically. The <text:span text:style-name="T60">`run`</text:span> function receives only one argument, containing all commands <text:span text:style-name="T61">received</text:span> from the <text:span text:style-name="T61">paired </text:span>Java plug-in, <text:span text:style-name="T61">or from another XML-RPC client</text:span>.</text:p>
      <text:p text:style-name="P20"/>
      <text:p text:style-name="P20"/>
      <text:p text:style-name="P20">Example: For Git Plugin, `run` can have the argument like:</text:p>
      <text:list xml:id="list3242708581425380334" text:style-name="L6">
        <text:list-item>
          <text:p text:style-name="P87">{command: <text:span text:style-name="T62">snapshot</text:span>, src: <text:span text:style-name="T62">/home/user/src</text:span>, dst: <text:span text:style-name="T62">/home/user/dst</text:span>}, <text:span text:style-name="T62">OR</text:span></text:p>
        </text:list-item>
        <text:list-item>
          <text:p text:style-name="P87">{command: <text:span text:style-name="T62">update</text:span>, overwrite: <text:span text:style-name="T62">false</text:span>, src: <text:span text:style-name="T62">/home/user/src</text:span>, dst: <text:span text:style-name="T62">/home/user/dst</text:span>}, <text:span text:style-name="T62">OR</text:span></text:p>
        </text:list-item>
        <text:list-item>
          <text:p text:style-name="P91">{command: <text:span text:style-name="T62">delete</text:span>, src: <text:span text:style-name="T62">/home/user/src</text:span>, dst: <text:span text:style-name="T62">/home/user/dst</text:span>}.</text:p>
        </text:list-item>
      </text:list>
      <text:p text:style-name="P20"/>
      <text:p text:style-name="P17">In every case you should implement the methods to make it happe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in" fo:margin-bottom="0.4in" fo:margin-left="0.4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2S</meta:editing-duration>
    <meta:editing-cycles>51</meta:editing-cycles>
    <meta:generator>LibreOffice/4.0.0.3$Windows_x86 LibreOffice_project/7545bee9c2a0782548772a21bc84a9dcc583b89</meta:generator>
    <dc:date>2013-03-28T14:39:37.05</dc:date>
    <meta:document-statistic meta:table-count="0" meta:image-count="0" meta:object-count="0" meta:page-count="7" meta:paragraph-count="206" meta:word-count="1835" meta:character-count="12577" meta:non-whitespace-character-count="10886"/>
    <meta:user-defined meta:name="Info 1"/>
    <meta:user-defined meta:name="Info 2"/>
    <meta:user-defined meta:name="Info 3"/>
    <meta:user-defined meta:name="Info 4"/>
  </office:meta>
</office:document-meta>
</file>